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Normal_32_2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#FFFF9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#FF6161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#A9D08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Normal_32_2" style:data-style-name="N0">
      <style:table-cell-properties fo:border-top="none" fo:border-bottom="thin solid #000000" fo:border-left="thin solid #000000" fo:border-right="2pt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fo:background-color="#FFFF99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Normal_32_2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32_2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" style:data-style-name="N0">
      <style:table-cell-properties fo:border="thin solid #000000" style:vertical-align="middle" fo:background-color="#FF6161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32_2" style:data-style-name="N0">
      <style:table-cell-properties fo:border="thin solid #000000" style:vertical-align="middle" fo:background-color="#A9D08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Normal_32_2" style:data-style-name="N0">
      <style:table-cell-properties fo:border="thin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Normal_32_2" style:data-style-name="N0">
      <style:table-cell-properties fo:border-top="thin solid #000000" fo:border-bottom="thin solid #000000" fo:border-left="thin solid #000000" fo:border-right="2pt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fo:background-color="#FF6161"/>
    </style:style>
    <style:style style:name="ce18" style:family="table-cell" style:parent-style-name="Default" style:data-style-name="N0">
      <style:table-cell-properties fo:border="thin solid #000000" fo:background-color="#A9D08E"/>
    </style:style>
    <style:style style:name="ce19" style:family="table-cell" style:parent-style-name="Default" style:data-style-name="N0">
      <style:table-cell-properties fo:border="thin solid #000000" fo:background-color="#00B0F0"/>
    </style:style>
    <style:style style:name="ce20" style:family="table-cell" style:parent-style-name="Normal_32_2" style:data-style-name="N0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32_2" style:data-style-name="N0">
      <style:table-cell-properties fo:border-top="thin solid #000000" fo:border-bottom="2pt solid #000000" fo:border-left="thin solid #000000" fo:border-right="thin solid #000000" style:vertical-align="middle" fo:background-color="#FFFF9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32_2" style:data-style-name="N0">
      <style:table-cell-properties fo:border-top="thin solid #000000" fo:border-bottom="2pt solid #000000" fo:border-left="thin solid #000000" fo:border-right="thin solid #000000" style:vertical-align="middle" fo:background-color="#FF6161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Normal_32_2" style:data-style-name="N0">
      <style:table-cell-properties fo:border-top="thin solid #000000" fo:border-bottom="2pt solid #000000" fo:border-left="thin solid #000000" fo:border-right="thin solid #000000" style:vertical-align="middle" fo:background-color="#A9D08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Normal_32_2" style:data-style-name="N0">
      <style:table-cell-properties fo:border-top="thin solid #000000" fo:border-bottom="2pt solid #000000" fo:border-left="thin solid #000000" fo:border-right="thin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32_2" style:data-style-name="N0">
      <style:table-cell-properties fo:border-top="thin solid #000000" fo:border-bottom="2pt solid #000000" fo:border-left="thin solid #000000" fo:border-right="2pt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e27" style:family="table-cell" style:parent-style-name="Normal_32_2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32_2" style:data-style-name="N0">
      <style:table-cell-properties fo:border="thin solid #000000" style:vertical-align="middle" fo:background-color="#FF6161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32_2" style:data-style-name="N0">
      <style:table-cell-properties fo:border="thin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32_2" style:data-style-name="N14">
      <style:table-cell-properties fo:border="thin solid #000000" style:vertical-align="middle" fo:background-color="#A9D08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32_2" style:data-style-name="N14">
      <style:table-cell-properties fo:border="thin solid #000000" style:vertical-align="middle" fo:background-color="#FF6161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Normal_32_2" style:data-style-name="N14">
      <style:table-cell-properties fo:border="thin solid #000000" style:vertical-align="middle" fo:background-color="#FFFF9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32_2" style:data-style-name="N14">
      <style:table-cell-properties fo:border="thin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32_2" style:data-style-name="N13">
      <style:table-cell-properties fo:border="thin solid #000000" style:vertical-align="middle" fo:background-color="#FF6161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Normal_32_2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Normal_32_2" style:data-style-name="N0">
      <style:table-cell-properties fo:border-top="thin solid #000000" fo:border-bottom="thin solid #000000" fo:border-left="thin solid #000000" fo:border-right="2pt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32_2" style:data-style-name="N14">
      <style:table-cell-properties fo:border-top="thin solid #000000" fo:border-bottom="thin solid #000000" fo:border-left="thin solid #000000" fo:border-right="2pt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Normal_32_2" style:data-style-name="N0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Normal_32_2" style:data-style-name="N14">
      <style:table-cell-properties fo:border-top="thin solid #000000" fo:border-bottom="2pt solid #000000" fo:border-left="thin solid #000000" fo:border-right="thin solid #000000" style:vertical-align="middle" fo:background-color="#FFFF9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32_2" style:data-style-name="N0">
      <style:table-cell-properties fo:border-top="thin solid #000000" fo:border-bottom="2pt solid #000000" fo:border-left="thin solid #000000" fo:border-right="thin solid #000000" style:vertical-align="middle" fo:background-color="#FF6161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32_2" style:data-style-name="N14">
      <style:table-cell-properties fo:border-top="thin solid #000000" fo:border-bottom="2pt solid #000000" fo:border-left="thin solid #000000" fo:border-right="thin solid #000000" style:vertical-align="middle" fo:background-color="#FF6161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Normal_32_2" style:data-style-name="N14">
      <style:table-cell-properties fo:border-top="thin solid #000000" fo:border-bottom="2pt solid #000000" fo:border-left="thin solid #000000" fo:border-right="thin solid #000000" style:vertical-align="middle" fo:background-color="#A9D08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Normal_32_2" style:data-style-name="N0">
      <style:table-cell-properties fo:border-top="thin solid #000000" fo:border-bottom="2pt solid #000000" fo:border-left="thin solid #000000" fo:border-right="thin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Normal_32_2" style:data-style-name="N14">
      <style:table-cell-properties fo:border-top="thin solid #000000" fo:border-bottom="2pt solid #000000" fo:border-left="thin solid #000000" fo:border-right="2pt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Normal_32_2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#FFFF9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#FF6161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#A9D08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9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0" style:family="table-cell" style:parent-style-name="Normal_32_2" style:data-style-name="N0">
      <style:table-cell-properties fo:border-top="none" fo:border-bottom="thin solid #000000" fo:border-left="thin solid #000000" fo:border-right="2pt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.8971875cm"/>
    </style:style>
    <style:style style:name="co3" style:family="table-column">
      <style:table-column-properties fo:break-before="auto" style:column-width="2.31510416666667cm"/>
    </style:style>
    <style:style style:name="co4" style:family="table-column">
      <style:table-column-properties fo:break-before="auto" style:column-width="1.5742708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1.81239583333333cm"/>
    </style:style>
    <style:style style:name="co7" style:family="table-column">
      <style:table-column-properties fo:break-before="auto" style:column-width="2.1828125cm"/>
    </style:style>
    <style:style style:name="co8" style:family="table-column">
      <style:table-column-properties fo:break-before="auto" style:column-width="1.944687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3.2808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16364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office:value-type="string" table:number-columns-spanned="8" table:number-rows-spanned="1" table:style-name="ce26">
            <text:p>Verkäufe in Tsd. Stück</text:p>
          </table:table-cell>
          <table:covered-table-cell table:number-columns-repeated="7"/>
          <table:table-cell table:style-name="ce2"/>
          <table:table-cell office:value-type="string" table:number-columns-spanned="7" table:number-rows-spanned="1" table:style-name="ce54">
            <text:p>Marktanteil</text:p>
          </table:table-cell>
          <table:covered-table-cell table:number-columns-repeated="6"/>
          <table:table-cell table:number-columns-repeated="16366" table:style-name="ce1"/>
        </table:table-row>
        <table:table-row table:style-name="ro1">
          <table:table-cell table:number-columns-repeated="2"/>
          <table:table-cell office:value-type="string" table:style-name="ce3">
            <text:p>Jahr</text:p>
          </table:table-cell>
          <table:table-cell office:value-type="string" table:style-name="ce4">
            <text:p>IBM PC + clones</text:p>
          </table:table-cell>
          <table:table-cell office:value-type="string" table:style-name="ce5">
            <text:p>Apple II</text:p>
          </table:table-cell>
          <table:table-cell office:value-type="string" table:style-name="ce5">
            <text:p>Macintosh</text:p>
          </table:table-cell>
          <table:table-cell office:value-type="string" table:style-name="ce6">
            <text:p>Atari 400/800</text:p>
          </table:table-cell>
          <table:table-cell office:value-type="string" table:style-name="ce6">
            <text:p>Atari ST</text:p>
          </table:table-cell>
          <table:table-cell office:value-type="string" table:style-name="ce7">
            <text:p>Commodore 64</text:p>
          </table:table-cell>
          <table:table-cell office:value-type="string" table:style-name="ce8">
            <text:p>Amiga</text:p>
          </table:table-cell>
          <table:table-cell table:style-name="ce2"/>
          <table:table-cell office:value-type="string" table:style-name="ce45">
            <text:p>Jahr</text:p>
          </table:table-cell>
          <table:table-cell office:value-type="string" table:style-name="ce46">
            <text:p>PC Share</text:p>
          </table:table-cell>
          <table:table-cell office:value-type="string" table:style-name="ce47">
            <text:p>Apple II</text:p>
          </table:table-cell>
          <table:table-cell office:value-type="string" table:style-name="ce47">
            <text:p>Mac share</text:p>
          </table:table-cell>
          <table:table-cell office:value-type="string" table:style-name="ce48">
            <text:p>Atari ST</text:p>
          </table:table-cell>
          <table:table-cell office:value-type="string" table:style-name="ce49">
            <text:p>Commodore 64</text:p>
          </table:table-cell>
          <table:table-cell office:value-type="string" table:style-name="ce50">
            <text:p>Amiga<text:s/></text:p>
          </table:table-cell>
          <table:table-cell table:style-name="ce1"/>
          <table:table-cell table:style-name="ce9"/>
          <table:table-cell office:value-type="string" table:style-name="ce10">
            <text:p>IBM (+ clones)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float" office:value="1975" table:style-name="ce11">
            <text:p>197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table:style-name="ce2"/>
          <table:table-cell office:value-type="float" office:value="1975" table:style-name="ce35">
            <text:p>1975</text:p>
          </table:table-cell>
          <table:table-cell office:value-type="string" table:style-name="ce27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36">
            <text:p>-</text:p>
          </table:table-cell>
          <table:table-cell table:style-name="ce1"/>
          <table:table-cell table:style-name="ce17"/>
          <table:table-cell office:value-type="string" table:style-name="ce10">
            <text:p>Apple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float" office:value="1976" table:style-name="ce11">
            <text:p>197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table:style-name="ce2"/>
          <table:table-cell office:value-type="float" office:value="1976" table:style-name="ce35">
            <text:p>1976</text:p>
          </table:table-cell>
          <table:table-cell office:value-type="string" table:style-name="ce27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36">
            <text:p>-</text:p>
          </table:table-cell>
          <table:table-cell table:style-name="ce1"/>
          <table:table-cell table:style-name="ce18"/>
          <table:table-cell office:value-type="string" table:style-name="ce10">
            <text:p>Atari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float" office:value="1977" table:style-name="ce11">
            <text:p>1977</text:p>
          </table:table-cell>
          <table:table-cell office:value-type="float" office:value="0" table:style-name="ce12">
            <text:p>0</text:p>
          </table:table-cell>
          <table:table-cell office:value-type="float" office:value="0.6" table:style-name="ce13">
            <text:p>0,6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table:style-name="ce2"/>
          <table:table-cell office:value-type="float" office:value="1977" table:style-name="ce35">
            <text:p>1977</text:p>
          </table:table-cell>
          <table:table-cell office:value-type="string" table:style-name="ce27">
            <text:p>-</text:p>
          </table:table-cell>
          <table:table-cell office:value-type="percentage" office:value="4.0000000000000001E-3" table:style-name="ce31">
            <text:p>0,40%</text:p>
          </table:table-cell>
          <table:table-cell office:value-type="string" table:style-name="ce28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36">
            <text:p>-</text:p>
          </table:table-cell>
          <table:table-cell table:style-name="ce1"/>
          <table:table-cell table:style-name="ce19"/>
          <table:table-cell office:value-type="string" table:style-name="ce10">
            <text:p>Commodore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float" office:value="1978" table:style-name="ce11">
            <text:p>1978</text:p>
          </table:table-cell>
          <table:table-cell office:value-type="float" office:value="0" table:style-name="ce12">
            <text:p>0</text:p>
          </table:table-cell>
          <table:table-cell office:value-type="float" office:value="7.6" table:style-name="ce13">
            <text:p>7,6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table:style-name="ce2"/>
          <table:table-cell office:value-type="float" office:value="1978" table:style-name="ce35">
            <text:p>1978</text:p>
          </table:table-cell>
          <table:table-cell office:value-type="string" table:style-name="ce27">
            <text:p>-</text:p>
          </table:table-cell>
          <table:table-cell office:value-type="percentage" office:value="2.9457364341085271E-2" table:style-name="ce31">
            <text:p>2,95%</text:p>
          </table:table-cell>
          <table:table-cell office:value-type="string" table:style-name="ce28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36">
            <text:p>-</text:p>
          </table:table-cell>
          <table:table-cell table:number-columns-repeated="16366" table:style-name="ce1"/>
        </table:table-row>
        <table:table-row table:style-name="ro1">
          <table:table-cell table:number-columns-repeated="2"/>
          <table:table-cell office:value-type="float" office:value="1979" table:style-name="ce11">
            <text:p>1979</text:p>
          </table:table-cell>
          <table:table-cell office:value-type="float" office:value="0" table:style-name="ce12">
            <text:p>0</text:p>
          </table:table-cell>
          <table:table-cell office:value-type="float" office:value="35" table:style-name="ce13">
            <text:p>35</text:p>
          </table:table-cell>
          <table:table-cell office:value-type="float" office:value="0" table:style-name="ce13">
            <text:p>0</text:p>
          </table:table-cell>
          <table:table-cell office:value-type="float" office:value="100" table:style-name="ce14">
            <text:p>10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table:style-name="ce2"/>
          <table:table-cell office:value-type="float" office:value="1979" table:style-name="ce35">
            <text:p>1979</text:p>
          </table:table-cell>
          <table:table-cell office:value-type="string" table:style-name="ce27">
            <text:p>-</text:p>
          </table:table-cell>
          <table:table-cell office:value-type="percentage" office:value="6.0344827586206899E-2" table:style-name="ce31">
            <text:p>6,03%</text:p>
          </table:table-cell>
          <table:table-cell office:value-type="string" table:style-name="ce28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36">
            <text:p>-</text:p>
          </table:table-cell>
          <table:table-cell table:number-columns-repeated="16366" table:style-name="ce1"/>
        </table:table-row>
        <table:table-row table:style-name="ro1">
          <table:table-cell table:number-columns-repeated="2"/>
          <table:table-cell office:value-type="float" office:value="1980" table:style-name="ce11">
            <text:p>1980</text:p>
          </table:table-cell>
          <table:table-cell office:value-type="float" office:value="0" table:style-name="ce12">
            <text:p>0</text:p>
          </table:table-cell>
          <table:table-cell office:value-type="float" office:value="78" table:style-name="ce13">
            <text:p>78</text:p>
          </table:table-cell>
          <table:table-cell office:value-type="float" office:value="0" table:style-name="ce13">
            <text:p>0</text:p>
          </table:table-cell>
          <table:table-cell office:value-type="float" office:value="200" table:style-name="ce14">
            <text:p>20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table:style-name="ce2"/>
          <table:table-cell office:value-type="float" office:value="1980" table:style-name="ce35">
            <text:p>1980</text:p>
          </table:table-cell>
          <table:table-cell office:value-type="string" table:style-name="ce27">
            <text:p>-</text:p>
          </table:table-cell>
          <table:table-cell office:value-type="percentage" office:value="0.10773480662983426" table:style-name="ce31">
            <text:p>10,77%</text:p>
          </table:table-cell>
          <table:table-cell office:value-type="string" table:style-name="ce28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36">
            <text:p>-</text:p>
          </table:table-cell>
          <table:table-cell table:number-columns-repeated="16366" table:style-name="ce1"/>
        </table:table-row>
        <table:table-row table:style-name="ro1">
          <table:table-cell table:number-columns-repeated="2"/>
          <table:table-cell office:value-type="float" office:value="1981" table:style-name="ce11">
            <text:p>1981</text:p>
          </table:table-cell>
          <table:table-cell office:value-type="float" office:value="35" table:style-name="ce12">
            <text:p>35</text:p>
          </table:table-cell>
          <table:table-cell office:value-type="float" office:value="210" table:style-name="ce13">
            <text:p>210</text:p>
          </table:table-cell>
          <table:table-cell office:value-type="float" office:value="0" table:style-name="ce13">
            <text:p>0</text:p>
          </table:table-cell>
          <table:table-cell office:value-type="float" office:value="300" table:style-name="ce14">
            <text:p>30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table:style-name="ce2"/>
          <table:table-cell office:value-type="float" office:value="1981" table:style-name="ce35">
            <text:p>1981</text:p>
          </table:table-cell>
          <table:table-cell office:value-type="percentage" office:value="2.5000000000000001E-2" table:style-name="ce32">
            <text:p>2,50%</text:p>
          </table:table-cell>
          <table:table-cell office:value-type="percentage" office:value="0.15" table:style-name="ce31">
            <text:p>15,00%</text:p>
          </table:table-cell>
          <table:table-cell office:value-type="string" table:style-name="ce28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36">
            <text:p>-</text:p>
          </table:table-cell>
          <table:table-cell table:number-columns-repeated="16366" table:style-name="ce1"/>
        </table:table-row>
        <table:table-row table:style-name="ro1">
          <table:table-cell table:number-columns-repeated="2"/>
          <table:table-cell office:value-type="float" office:value="1982" table:style-name="ce11">
            <text:p>1982</text:p>
          </table:table-cell>
          <table:table-cell office:value-type="float" office:value="240" table:style-name="ce12">
            <text:p>240</text:p>
          </table:table-cell>
          <table:table-cell office:value-type="float" office:value="279" table:style-name="ce13">
            <text:p>279</text:p>
          </table:table-cell>
          <table:table-cell office:value-type="float" office:value="0" table:style-name="ce13">
            <text:p>0</text:p>
          </table:table-cell>
          <table:table-cell office:value-type="float" office:value="600" table:style-name="ce14">
            <text:p>600</text:p>
          </table:table-cell>
          <table:table-cell office:value-type="float" office:value="0" table:style-name="ce14">
            <text:p>0</text:p>
          </table:table-cell>
          <table:table-cell office:value-type="float" office:value="200" table:style-name="ce15">
            <text:p>200</text:p>
          </table:table-cell>
          <table:table-cell office:value-type="float" office:value="0" table:style-name="ce16">
            <text:p>0</text:p>
          </table:table-cell>
          <table:table-cell table:style-name="ce2"/>
          <table:table-cell office:value-type="float" office:value="1982" table:style-name="ce35">
            <text:p>1982</text:p>
          </table:table-cell>
          <table:table-cell office:value-type="percentage" office:value="8.5714285714285715E-2" table:style-name="ce32">
            <text:p>8,57%</text:p>
          </table:table-cell>
          <table:table-cell office:value-type="percentage" office:value="9.9642857142857144E-2" table:style-name="ce31">
            <text:p>9,96%</text:p>
          </table:table-cell>
          <table:table-cell office:value-type="string" table:style-name="ce28">
            <text:p>-</text:p>
          </table:table-cell>
          <table:table-cell office:value-type="string" table:style-name="ce30">
            <text:p>-</text:p>
          </table:table-cell>
          <table:table-cell office:value-type="percentage" office:value="7.1428571428571425E-2" table:style-name="ce33">
            <text:p>7,14%</text:p>
          </table:table-cell>
          <table:table-cell office:value-type="string" table:style-name="ce36">
            <text:p>-</text:p>
          </table:table-cell>
          <table:table-cell table:number-columns-repeated="16366" table:style-name="ce1"/>
        </table:table-row>
        <table:table-row table:style-name="ro1">
          <table:table-cell table:number-columns-repeated="2"/>
          <table:table-cell office:value-type="float" office:value="1983" table:style-name="ce11">
            <text:p>1983</text:p>
          </table:table-cell>
          <table:table-cell office:value-type="float" office:value="1300" table:style-name="ce12">
            <text:p>1300</text:p>
          </table:table-cell>
          <table:table-cell office:value-type="float" office:value="420" table:style-name="ce13">
            <text:p>420</text:p>
          </table:table-cell>
          <table:table-cell office:value-type="float" office:value="0" table:style-name="ce13">
            <text:p>0</text:p>
          </table:table-cell>
          <table:table-cell office:value-type="float" office:value="500" table:style-name="ce14">
            <text:p>500</text:p>
          </table:table-cell>
          <table:table-cell office:value-type="float" office:value="0" table:style-name="ce14">
            <text:p>0</text:p>
          </table:table-cell>
          <table:table-cell office:value-type="float" office:value="2000" table:style-name="ce15">
            <text:p>2000</text:p>
          </table:table-cell>
          <table:table-cell office:value-type="float" office:value="0" table:style-name="ce16">
            <text:p>0</text:p>
          </table:table-cell>
          <table:table-cell table:style-name="ce2"/>
          <table:table-cell office:value-type="float" office:value="1983" table:style-name="ce35">
            <text:p>1983</text:p>
          </table:table-cell>
          <table:table-cell office:value-type="percentage" office:value="0.26422764227642276" table:style-name="ce32">
            <text:p>26,42%</text:p>
          </table:table-cell>
          <table:table-cell office:value-type="percentage" office:value="8.5365853658536592E-2" table:style-name="ce31">
            <text:p>8,54%</text:p>
          </table:table-cell>
          <table:table-cell office:value-type="string" table:style-name="ce28">
            <text:p>-</text:p>
          </table:table-cell>
          <table:table-cell office:value-type="string" table:style-name="ce30">
            <text:p>-</text:p>
          </table:table-cell>
          <table:table-cell office:value-type="percentage" office:value="0.4065040650406504" table:style-name="ce33">
            <text:p>40,65%</text:p>
          </table:table-cell>
          <table:table-cell office:value-type="string" table:style-name="ce36">
            <text:p>-</text:p>
          </table:table-cell>
          <table:table-cell table:number-columns-repeated="16366" table:style-name="ce1"/>
        </table:table-row>
        <table:table-row table:style-name="ro1">
          <table:table-cell table:number-columns-repeated="2"/>
          <table:table-cell office:value-type="float" office:value="1984" table:style-name="ce11">
            <text:p>1984</text:p>
          </table:table-cell>
          <table:table-cell office:value-type="float" office:value="2000" table:style-name="ce12">
            <text:p>2000</text:p>
          </table:table-cell>
          <table:table-cell office:value-type="float" office:value="1000" table:style-name="ce13">
            <text:p>1000</text:p>
          </table:table-cell>
          <table:table-cell office:value-type="float" office:value="372" table:style-name="ce13">
            <text:p>372</text:p>
          </table:table-cell>
          <table:table-cell office:value-type="float" office:value="200" table:style-name="ce14">
            <text:p>200</text:p>
          </table:table-cell>
          <table:table-cell office:value-type="float" office:value="0" table:style-name="ce14">
            <text:p>0</text:p>
          </table:table-cell>
          <table:table-cell office:value-type="float" office:value="2500" table:style-name="ce15">
            <text:p>2500</text:p>
          </table:table-cell>
          <table:table-cell office:value-type="float" office:value="0" table:style-name="ce16">
            <text:p>0</text:p>
          </table:table-cell>
          <table:table-cell table:style-name="ce2"/>
          <table:table-cell office:value-type="float" office:value="1984" table:style-name="ce35">
            <text:p>1984</text:p>
          </table:table-cell>
          <table:table-cell office:value-type="percentage" office:value="0.31635558367605188" table:style-name="ce32">
            <text:p>31,64%</text:p>
          </table:table-cell>
          <table:table-cell office:value-type="percentage" office:value="0.15817779183802594" table:style-name="ce31">
            <text:p>15,82%</text:p>
          </table:table-cell>
          <table:table-cell office:value-type="percentage" office:value="0.06" table:style-name="ce34">
            <text:p>6%</text:p>
          </table:table-cell>
          <table:table-cell office:value-type="string" table:style-name="ce30">
            <text:p>-</text:p>
          </table:table-cell>
          <table:table-cell office:value-type="percentage" office:value="0.39544447959506485" table:style-name="ce33">
            <text:p>39,54%</text:p>
          </table:table-cell>
          <table:table-cell office:value-type="string" table:style-name="ce36">
            <text:p>-</text:p>
          </table:table-cell>
          <table:table-cell table:number-columns-repeated="16366" table:style-name="ce1"/>
        </table:table-row>
        <table:table-row table:style-name="ro1">
          <table:table-cell table:number-columns-repeated="2"/>
          <table:table-cell office:value-type="float" office:value="1985" table:style-name="ce11">
            <text:p>1985</text:p>
          </table:table-cell>
          <table:table-cell office:value-type="float" office:value="3700" table:style-name="ce12">
            <text:p>3700</text:p>
          </table:table-cell>
          <table:table-cell office:value-type="float" office:value="900" table:style-name="ce13">
            <text:p>900</text:p>
          </table:table-cell>
          <table:table-cell office:value-type="float" office:value="200" table:style-name="ce13">
            <text:p>2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2500" table:style-name="ce15">
            <text:p>2500</text:p>
          </table:table-cell>
          <table:table-cell office:value-type="float" office:value="100" table:style-name="ce16">
            <text:p>100</text:p>
          </table:table-cell>
          <table:table-cell table:style-name="ce2"/>
          <table:table-cell office:value-type="float" office:value="1985" table:style-name="ce35">
            <text:p>1985</text:p>
          </table:table-cell>
          <table:table-cell office:value-type="percentage" office:value="0.48620236530880423" table:style-name="ce32">
            <text:p>48,62%</text:p>
          </table:table-cell>
          <table:table-cell office:value-type="percentage" office:value="0.11826544021024968" table:style-name="ce31">
            <text:p>11,83%</text:p>
          </table:table-cell>
          <table:table-cell office:value-type="percentage" office:value="2.5999999999999999E-2" table:style-name="ce31">
            <text:p>2,60%</text:p>
          </table:table-cell>
          <table:table-cell office:value-type="percentage" office:value="1.3140604467805518E-2" table:style-name="ce30">
            <text:p>1,31%</text:p>
          </table:table-cell>
          <table:table-cell office:value-type="percentage" office:value="0.32851511169513797" table:style-name="ce33">
            <text:p>32,85%</text:p>
          </table:table-cell>
          <table:table-cell office:value-type="percentage" office:value="1.3140604467805518E-2" table:style-name="ce37">
            <text:p>1,31%</text:p>
          </table:table-cell>
          <table:table-cell table:number-columns-repeated="16366" table:style-name="ce1"/>
        </table:table-row>
        <table:table-row table:style-name="ro1">
          <table:table-cell table:number-columns-repeated="2"/>
          <table:table-cell office:value-type="float" office:value="1986" table:style-name="ce11">
            <text:p>1986</text:p>
          </table:table-cell>
          <table:table-cell office:value-type="float" office:value="5020" table:style-name="ce12">
            <text:p>5020</text:p>
          </table:table-cell>
          <table:table-cell office:value-type="float" office:value="700" table:style-name="ce13">
            <text:p>700</text:p>
          </table:table-cell>
          <table:table-cell office:value-type="float" office:value="380" table:style-name="ce13">
            <text:p>380</text:p>
          </table:table-cell>
          <table:table-cell office:value-type="float" office:value="0" table:style-name="ce14">
            <text:p>0</text:p>
          </table:table-cell>
          <table:table-cell office:value-type="float" office:value="200" table:style-name="ce14">
            <text:p>200</text:p>
          </table:table-cell>
          <table:table-cell office:value-type="float" office:value="2500" table:style-name="ce15">
            <text:p>2500</text:p>
          </table:table-cell>
          <table:table-cell office:value-type="float" office:value="200" table:style-name="ce16">
            <text:p>200</text:p>
          </table:table-cell>
          <table:table-cell table:style-name="ce2"/>
          <table:table-cell office:value-type="float" office:value="1986" table:style-name="ce35">
            <text:p>1986</text:p>
          </table:table-cell>
          <table:table-cell office:value-type="percentage" office:value="0.55777777777777782" table:style-name="ce32">
            <text:p>55,78%</text:p>
          </table:table-cell>
          <table:table-cell office:value-type="percentage" office:value="7.7777777777777779E-2" table:style-name="ce31">
            <text:p>7,78%</text:p>
          </table:table-cell>
          <table:table-cell office:value-type="percentage" office:value="4.2000000000000003E-2" table:style-name="ce31">
            <text:p>4,20%</text:p>
          </table:table-cell>
          <table:table-cell office:value-type="percentage" office:value="2.2222222222222223E-2" table:style-name="ce30">
            <text:p>2,22%</text:p>
          </table:table-cell>
          <table:table-cell office:value-type="percentage" office:value="0.27777777777777779" table:style-name="ce33">
            <text:p>27,78%</text:p>
          </table:table-cell>
          <table:table-cell office:value-type="percentage" office:value="2.2222222222222223E-2" table:style-name="ce37">
            <text:p>2,22%</text:p>
          </table:table-cell>
          <table:table-cell table:number-columns-repeated="16366" table:style-name="ce1"/>
        </table:table-row>
        <table:table-row table:style-name="ro1">
          <table:table-cell table:number-columns-repeated="2"/>
          <table:table-cell office:value-type="float" office:value="1987" table:style-name="ce11">
            <text:p>1987</text:p>
          </table:table-cell>
          <table:table-cell office:value-type="float" office:value="5950" table:style-name="ce12">
            <text:p>5950</text:p>
          </table:table-cell>
          <table:table-cell office:value-type="float" office:value="500" table:style-name="ce13">
            <text:p>500</text:p>
          </table:table-cell>
          <table:table-cell office:value-type="float" office:value="550" table:style-name="ce13">
            <text:p>550</text:p>
          </table:table-cell>
          <table:table-cell office:value-type="float" office:value="0" table:style-name="ce14">
            <text:p>0</text:p>
          </table:table-cell>
          <table:table-cell office:value-type="float" office:value="400" table:style-name="ce14">
            <text:p>400</text:p>
          </table:table-cell>
          <table:table-cell office:value-type="float" office:value="1500" table:style-name="ce15">
            <text:p>1500</text:p>
          </table:table-cell>
          <table:table-cell office:value-type="float" office:value="300" table:style-name="ce16">
            <text:p>300</text:p>
          </table:table-cell>
          <table:table-cell table:style-name="ce2"/>
          <table:table-cell office:value-type="float" office:value="1987" table:style-name="ce35">
            <text:p>1987</text:p>
          </table:table-cell>
          <table:table-cell office:value-type="percentage" office:value="0.64673913043478259" table:style-name="ce32">
            <text:p>64,67%</text:p>
          </table:table-cell>
          <table:table-cell office:value-type="percentage" office:value="5.434782608695652E-2" table:style-name="ce31">
            <text:p>5,43%</text:p>
          </table:table-cell>
          <table:table-cell office:value-type="percentage" office:value="0.06" table:style-name="ce34">
            <text:p>6%</text:p>
          </table:table-cell>
          <table:table-cell office:value-type="percentage" office:value="4.3478260869565216E-2" table:style-name="ce30">
            <text:p>4,35%</text:p>
          </table:table-cell>
          <table:table-cell office:value-type="percentage" office:value="0.16304347826086957" table:style-name="ce33">
            <text:p>16,30%</text:p>
          </table:table-cell>
          <table:table-cell office:value-type="percentage" office:value="3.2608695652173912E-2" table:style-name="ce37">
            <text:p>3,26%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988" table:style-name="ce11">
            <text:p>1988</text:p>
          </table:table-cell>
          <table:table-cell office:value-type="float" office:value="11900" table:style-name="ce12">
            <text:p>11900</text:p>
          </table:table-cell>
          <table:table-cell office:value-type="float" office:value="200" table:style-name="ce13">
            <text:p>200</text:p>
          </table:table-cell>
          <table:table-cell office:value-type="float" office:value="900" table:style-name="ce13">
            <text:p>900</text:p>
          </table:table-cell>
          <table:table-cell office:value-type="float" office:value="0" table:style-name="ce14">
            <text:p>0</text:p>
          </table:table-cell>
          <table:table-cell office:value-type="float" office:value="350" table:style-name="ce14">
            <text:p>350</text:p>
          </table:table-cell>
          <table:table-cell office:value-type="float" office:value="1250" table:style-name="ce15">
            <text:p>1250</text:p>
          </table:table-cell>
          <table:table-cell office:value-type="float" office:value="400" table:style-name="ce16">
            <text:p>400</text:p>
          </table:table-cell>
          <table:table-cell table:style-name="ce2"/>
          <table:table-cell office:value-type="float" office:value="1988" table:style-name="ce35">
            <text:p>1988</text:p>
          </table:table-cell>
          <table:table-cell office:value-type="percentage" office:value="0.79333333333333333" table:style-name="ce32">
            <text:p>79,33%</text:p>
          </table:table-cell>
          <table:table-cell office:value-type="percentage" office:value="1.3333333333333334E-2" table:style-name="ce31">
            <text:p>1,33%</text:p>
          </table:table-cell>
          <table:table-cell office:value-type="percentage" office:value="0.06" table:style-name="ce34">
            <text:p>6%</text:p>
          </table:table-cell>
          <table:table-cell office:value-type="percentage" office:value="2.3333333333333334E-2" table:style-name="ce30">
            <text:p>2,33%</text:p>
          </table:table-cell>
          <table:table-cell office:value-type="percentage" office:value="8.3333333333333329E-2" table:style-name="ce33">
            <text:p>8,33%</text:p>
          </table:table-cell>
          <table:table-cell office:value-type="percentage" office:value="2.6666666666666668E-2" table:style-name="ce37">
            <text:p>2,67%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989" table:style-name="ce11">
            <text:p>1989</text:p>
          </table:table-cell>
          <table:table-cell office:value-type="float" office:value="17550" table:style-name="ce12">
            <text:p>17550</text:p>
          </table:table-cell>
          <table:table-cell office:value-type="float" office:value="200" table:style-name="ce13">
            <text:p>200</text:p>
          </table:table-cell>
          <table:table-cell office:value-type="float" office:value="1100" table:style-name="ce13">
            <text:p>1100</text:p>
          </table:table-cell>
          <table:table-cell office:value-type="float" office:value="0" table:style-name="ce14">
            <text:p>0</text:p>
          </table:table-cell>
          <table:table-cell office:value-type="float" office:value="300" table:style-name="ce14">
            <text:p>300</text:p>
          </table:table-cell>
          <table:table-cell office:value-type="float" office:value="1250" table:style-name="ce15">
            <text:p>1250</text:p>
          </table:table-cell>
          <table:table-cell office:value-type="float" office:value="600" table:style-name="ce16">
            <text:p>600</text:p>
          </table:table-cell>
          <table:table-cell table:style-name="ce2"/>
          <table:table-cell office:value-type="float" office:value="1989" table:style-name="ce35">
            <text:p>1989</text:p>
          </table:table-cell>
          <table:table-cell office:value-type="percentage" office:value="0.83571428571428574" table:style-name="ce32">
            <text:p>83,57%</text:p>
          </table:table-cell>
          <table:table-cell office:value-type="percentage" office:value="9.5238095238095247E-3" table:style-name="ce31">
            <text:p>0,95%</text:p>
          </table:table-cell>
          <table:table-cell office:value-type="percentage" office:value="0.05" table:style-name="ce34">
            <text:p>5%</text:p>
          </table:table-cell>
          <table:table-cell office:value-type="percentage" office:value="1.4285714285714285E-2" table:style-name="ce30">
            <text:p>1,43%</text:p>
          </table:table-cell>
          <table:table-cell office:value-type="percentage" office:value="5.9523809523809521E-2" table:style-name="ce33">
            <text:p>5,95%</text:p>
          </table:table-cell>
          <table:table-cell office:value-type="percentage" office:value="2.8571428571428571E-2" table:style-name="ce37">
            <text:p>2,86%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990" table:style-name="ce11">
            <text:p>1990</text:p>
          </table:table-cell>
          <table:table-cell office:value-type="float" office:value="16838" table:style-name="ce12">
            <text:p>16838</text:p>
          </table:table-cell>
          <table:table-cell office:value-type="float" office:value="100" table:style-name="ce13">
            <text:p>100</text:p>
          </table:table-cell>
          <table:table-cell office:value-type="float" office:value="1300" table:style-name="ce13">
            <text:p>1300</text:p>
          </table:table-cell>
          <table:table-cell office:value-type="float" office:value="0" table:style-name="ce14">
            <text:p>0</text:p>
          </table:table-cell>
          <table:table-cell office:value-type="float" office:value="300" table:style-name="ce14">
            <text:p>300</text:p>
          </table:table-cell>
          <table:table-cell office:value-type="float" office:value="700" table:style-name="ce15">
            <text:p>700</text:p>
          </table:table-cell>
          <table:table-cell office:value-type="float" office:value="750" table:style-name="ce16">
            <text:p>750</text:p>
          </table:table-cell>
          <table:table-cell table:style-name="ce2"/>
          <table:table-cell office:value-type="float" office:value="1990" table:style-name="ce35">
            <text:p>1990</text:p>
          </table:table-cell>
          <table:table-cell office:value-type="percentage" office:value="0.84189999999999998" table:style-name="ce32">
            <text:p>84,19%</text:p>
          </table:table-cell>
          <table:table-cell office:value-type="percentage" office:value="5.0000000000000001E-3" table:style-name="ce31">
            <text:p>0,50%</text:p>
          </table:table-cell>
          <table:table-cell office:value-type="percentage" office:value="0.05" table:style-name="ce34">
            <text:p>5%</text:p>
          </table:table-cell>
          <table:table-cell office:value-type="percentage" office:value="1.4999999999999999E-2" table:style-name="ce30">
            <text:p>1,50%</text:p>
          </table:table-cell>
          <table:table-cell office:value-type="percentage" office:value="3.5000000000000003E-2" table:style-name="ce33">
            <text:p>3,50%</text:p>
          </table:table-cell>
          <table:table-cell office:value-type="percentage" office:value="3.7499999999999999E-2" table:style-name="ce37">
            <text:p>3,75%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991" table:style-name="ce11">
            <text:p>1991</text:p>
          </table:table-cell>
          <table:table-cell office:value-type="float" office:value="14399" table:style-name="ce12">
            <text:p>14399</text:p>
          </table:table-cell>
          <table:table-cell office:value-type="float" office:value="100" table:style-name="ce13">
            <text:p>100</text:p>
          </table:table-cell>
          <table:table-cell office:value-type="float" office:value="2100" table:style-name="ce13">
            <text:p>2100</text:p>
          </table:table-cell>
          <table:table-cell office:value-type="float" office:value="0" table:style-name="ce14">
            <text:p>0</text:p>
          </table:table-cell>
          <table:table-cell office:value-type="float" office:value="300" table:style-name="ce14">
            <text:p>300</text:p>
          </table:table-cell>
          <table:table-cell office:value-type="float" office:value="800" table:style-name="ce15">
            <text:p>800</text:p>
          </table:table-cell>
          <table:table-cell office:value-type="float" office:value="1035" table:style-name="ce16">
            <text:p>1035</text:p>
          </table:table-cell>
          <table:table-cell table:style-name="ce2"/>
          <table:table-cell office:value-type="float" office:value="1991" table:style-name="ce35">
            <text:p>1991</text:p>
          </table:table-cell>
          <table:table-cell office:value-type="percentage" office:value="0.76794666666666667" table:style-name="ce32">
            <text:p>76,79%</text:p>
          </table:table-cell>
          <table:table-cell office:value-type="percentage" office:value="5.3333333333333332E-3" table:style-name="ce31">
            <text:p>0,53%</text:p>
          </table:table-cell>
          <table:table-cell office:value-type="percentage" office:value="0.112" table:style-name="ce31">
            <text:p>11,20%</text:p>
          </table:table-cell>
          <table:table-cell office:value-type="percentage" office:value="1.6E-2" table:style-name="ce30">
            <text:p>1,60%</text:p>
          </table:table-cell>
          <table:table-cell office:value-type="percentage" office:value="4.2666666666666665E-2" table:style-name="ce33">
            <text:p>4,27%</text:p>
          </table:table-cell>
          <table:table-cell office:value-type="percentage" office:value="5.5199999999999999E-2" table:style-name="ce37">
            <text:p>5,52%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992" table:style-name="ce11">
            <text:p>1992</text:p>
          </table:table-cell>
          <table:table-cell office:value-type="float" office:value="18300" table:style-name="ce12">
            <text:p>18300</text:p>
          </table:table-cell>
          <table:table-cell office:value-type="float" office:value="100" table:style-name="ce13">
            <text:p>100</text:p>
          </table:table-cell>
          <table:table-cell office:value-type="float" office:value="2500" table:style-name="ce13">
            <text:p>2500</text:p>
          </table:table-cell>
          <table:table-cell office:value-type="float" office:value="0" table:style-name="ce14">
            <text:p>0</text:p>
          </table:table-cell>
          <table:table-cell office:value-type="float" office:value="120" table:style-name="ce14">
            <text:p>120</text:p>
          </table:table-cell>
          <table:table-cell office:value-type="float" office:value="300" table:style-name="ce15">
            <text:p>300</text:p>
          </table:table-cell>
          <table:table-cell office:value-type="float" office:value="390" table:style-name="ce16">
            <text:p>390</text:p>
          </table:table-cell>
          <table:table-cell table:style-name="ce2"/>
          <table:table-cell office:value-type="float" office:value="1992" table:style-name="ce35">
            <text:p>1992</text:p>
          </table:table-cell>
          <table:table-cell office:value-type="percentage" office:value="0.87980769230769229" table:style-name="ce32">
            <text:p>87,98%</text:p>
          </table:table-cell>
          <table:table-cell office:value-type="percentage" office:value="4.807692307692308E-3" table:style-name="ce31">
            <text:p>0,48%</text:p>
          </table:table-cell>
          <table:table-cell office:value-type="percentage" office:value="0.12" table:style-name="ce34">
            <text:p>12%</text:p>
          </table:table-cell>
          <table:table-cell office:value-type="percentage" office:value="5.7692307692307696E-3" table:style-name="ce30">
            <text:p>0,58%</text:p>
          </table:table-cell>
          <table:table-cell office:value-type="percentage" office:value="1.4423076923076924E-2" table:style-name="ce33">
            <text:p>1,44%</text:p>
          </table:table-cell>
          <table:table-cell office:value-type="percentage" office:value="1.8749999999999999E-2" table:style-name="ce37">
            <text:p>1,88%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993" table:style-name="ce11">
            <text:p>1993</text:p>
          </table:table-cell>
          <table:table-cell office:value-type="float" office:value="27750" table:style-name="ce12">
            <text:p>27750</text:p>
          </table:table-cell>
          <table:table-cell office:value-type="float" office:value="30" table:style-name="ce13">
            <text:p>30</text:p>
          </table:table-cell>
          <table:table-cell office:value-type="float" office:value="3300" table:style-name="ce13">
            <text:p>3300</text:p>
          </table:table-cell>
          <table:table-cell office:value-type="float" office:value="0" table:style-name="ce14">
            <text:p>0</text:p>
          </table:table-cell>
          <table:table-cell office:value-type="float" office:value="30" table:style-name="ce14">
            <text:p>30</text:p>
          </table:table-cell>
          <table:table-cell office:value-type="float" office:value="175" table:style-name="ce15">
            <text:p>175</text:p>
          </table:table-cell>
          <table:table-cell office:value-type="float" office:value="155" table:style-name="ce16">
            <text:p>155</text:p>
          </table:table-cell>
          <table:table-cell table:style-name="ce2"/>
          <table:table-cell office:value-type="float" office:value="1993" table:style-name="ce35">
            <text:p>1993</text:p>
          </table:table-cell>
          <table:table-cell office:value-type="percentage" office:value="0.893719806763285" table:style-name="ce32">
            <text:p>89,37%</text:p>
          </table:table-cell>
          <table:table-cell office:value-type="percentage" office:value="9.6618357487922703E-4" table:style-name="ce31">
            <text:p>0,10%</text:p>
          </table:table-cell>
          <table:table-cell office:value-type="percentage" office:value="0.1" table:style-name="ce34">
            <text:p>10%</text:p>
          </table:table-cell>
          <table:table-cell office:value-type="percentage" office:value="9.6618357487922703E-4" table:style-name="ce30">
            <text:p>0,10%</text:p>
          </table:table-cell>
          <table:table-cell office:value-type="percentage" office:value="5.6360708534621577E-3" table:style-name="ce33">
            <text:p>0,56%</text:p>
          </table:table-cell>
          <table:table-cell office:value-type="percentage" office:value="4.9919484702093397E-3" table:style-name="ce37">
            <text:p>0,50%</text:p>
          </table:table-cell>
          <table:table-cell table:number-columns-repeated="16366"/>
        </table:table-row>
        <table:table-row table:style-name="ro2">
          <table:table-cell table:number-columns-repeated="2"/>
          <table:table-cell office:value-type="float" office:value="1994" table:style-name="ce20">
            <text:p>1994</text:p>
          </table:table-cell>
          <table:table-cell office:value-type="float" office:value="37200" table:style-name="ce21">
            <text:p>37200</text:p>
          </table:table-cell>
          <table:table-cell office:value-type="float" office:value="0" table:style-name="ce22">
            <text:p>0</text:p>
          </table:table-cell>
          <table:table-cell office:value-type="float" office:value="3800" table:style-name="ce22">
            <text:p>380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50" table:style-name="ce25">
            <text:p>50</text:p>
          </table:table-cell>
          <table:table-cell table:style-name="ce2"/>
          <table:table-cell office:value-type="float" office:value="1994" table:style-name="ce38">
            <text:p>1994</text:p>
          </table:table-cell>
          <table:table-cell office:value-type="percentage" office:value="0.90731707317073174" table:style-name="ce39">
            <text:p>90,73%</text:p>
          </table:table-cell>
          <table:table-cell office:value-type="string" table:style-name="ce40">
            <text:p>-</text:p>
          </table:table-cell>
          <table:table-cell office:value-type="percentage" office:value="9.2999999999999999E-2" table:style-name="ce41">
            <text:p>9,30%</text:p>
          </table:table-cell>
          <table:table-cell office:value-type="percentage" office:value="0" table:style-name="ce42">
            <text:p>0,00%</text:p>
          </table:table-cell>
          <table:table-cell office:value-type="string" table:style-name="ce43">
            <text:p>-</text:p>
          </table:table-cell>
          <table:table-cell office:value-type="percentage" office:value="1.2195121951219512E-3" table:style-name="ce44">
            <text:p>0,12%</text:p>
          </table:table-cell>
          <table:table-cell table:number-columns-repeated="16366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surfa</meta:initial-creator>
    <dc:creator>surfa</dc:creator>
    <meta:creation-date>2021-12-18T11:25:03Z</meta:creation-date>
    <dc:date>2021-12-18T11:59:54Z</dc:date>
  </office:meta>
</office:document-meta>
</file>